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font-size-asian="16pt" style:font-size-complex="16pt"/>
    </style:style>
    <style:style style:name="P3" style:family="paragraph" style:parent-style-name="Standard" style:list-style-name="L1">
      <style:text-properties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ggpnosn</text:p>
      <text:p text:style-name="P1">//hkhr</text:p>
      <text:p text:style-name="P1"/>
      <text:p text:style-name="P1">Freakonomics</text:p>
      <text:p text:style-name="P1"/>
      <text:p text:style-name="P1"><text:tab/>Knowing what to measure and how to measure it helps in uncovering the hidden side of everything. Conventional wisdom is not always right.This means that decision based on our intitution(which are formed by conventional wisdom) can get us into trouble. This is where data comes in. Through out the book Freakonomics Hypothesis is tested against data. This has helped in validating some hypothesis while scraping others.</text:p>
      <text:p text:style-name="P1"/>
      <text:p text:style-name="P1"><text:tab/>Economics at its core is study of incentives. Incentives are powerful bullet that can change situations. Consider the case of day care center in Haifa, Israel where bunch of ecnomist conducted a study on incentives. Workers at center had to wait for parents who came late. In order to curb this they kept a fee of $3. Result? More no of parents started coming late!</text:p>
      <text:p text:style-name="P1"/>
      <text:p text:style-name="P1"><text:tab/>This is where decision on conventional wisdom can back fire. Lets see why Decision on conventional wisdom was wrong, and how it could have been avoided. Incentives are classified into three categories.</text:p>
      <text:list xml:id="list438167181" text:style-name="L1">
        <text:list-item>
          <text:p text:style-name="P3">Moral: <text:s/>The reason why parents avoided coming late was of moral incentives</text:p>
        </text:list-item>
        <text:list-item>
          <text:p text:style-name="P3">Economic: Heavy tax on liquor is an Economic incentive.</text:p>
        </text:list-item>
        <text:list-item>
          <text:p text:style-name="P3">Social: Prostitute hide their profession of Social incentives</text:p>
        </text:list-item>
      </text:list>
      <text:p text:style-name="P1"/>
      <text:p text:style-name="P1">No of parents that came late increased because new fine gave economic incentive and reuduced <text:s/>moral incentive.</text:p>
      <text:p text:style-name="P1"/>
      <text:p text:style-name="P1">Study of Freakonomics takes non intiutive questions like:</text:p>
      <text:p text:style-name="P1">1)Why should suicide bomber buy life insurance</text:p>
      <text:p text:style-name="P1">2)Is altruism real?</text:p>
      <text:p text:style-name="P1">3)Is Global Warming overhyped?</text:p>
      <text:p text:style-name="P1">4)Whats common between school teacher and sumo wrestler?</text:p>
      <text:p text:style-name="P1">5)Why are expert so often wrong?</text:p>
      <text:p text:style-name="P1">6)How much parent matter in success of child?</text:p>
      <text:p text:style-name="P1">7)Why do Drug Dealer Live with their mom?</text:p>
      <text:p text:style-name="P1"/>
      <text:p text:style-name="P1">All of the above will yeild wrong answer if one uses his intiution to answer <text:soft-page-break/>them. These question require data against which hypothesis can be tested. </text:p>
      <text:p text:style-name="P1"/>
      <text:p text:style-name="P1">Since Steven D.Levitt(Author of Freakonomics) is an American Author, all his study were based in US. But the essence of the book was universal ie:</text:p>
      <text:p text:style-name="P1"/>
      <text:p text:style-name="P1">“Conventional Wisdom is most often wrong!”</text:p>
      <text:p text:style-name="P1">“People respond to incentive”</text:p>
      <text:p text:style-name="P1">“Things can have distant and subtle cause”</text:p>
      <text:p text:style-name="P1"/>
      <text:p text:style-name="P1">Freakonomics study has huge implication in policy formulation by government. Consider the case of Food Security bill that was passed recently, though it has noble intention, its not economically sound. Major problem in Food distribution system still remain unaddressed. If policy implication arent tested and launced through out the country, it would create corruption and further aggravate the problem. Such kind of policy can have unintended consequences.</text:p>
      <text:p text:style-name="P1"><text:ta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1-26T19:31:43</meta:creation-date>
    <dc:date>2014-03-09T22:58:49</dc:date>
    <dc:creator>tanay </dc:creator>
    <meta:editing-duration>PT3H40M28S</meta:editing-duration>
    <meta:editing-cycles>6</meta:editing-cycles>
    <meta:generator>LibreOffice/3.5$Linux_X86_64 LibreOffice_project/350m1$Build-2</meta:generator>
    <meta:document-statistic meta:table-count="0" meta:image-count="0" meta:object-count="0" meta:page-count="2" meta:paragraph-count="25" meta:word-count="402" meta:character-count="2515" meta:non-whitespace-character-count="2133"/>
  </office:meta>
</office:document-meta>
</file>